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protected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text-align-source="fix"/>
      <style:paragraph-properties fo:text-align="center"/>
    </style:style>
    <style:style style:name="ce9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1" style:family="table-cell">
      <style:table-cell-properties style:text-align-source="fix" style:vertical-align="middle"/>
      <style:paragraph-properties fo:text-align="center"/>
      <style:text-properties fo:color="#000000"/>
    </style:style>
    <style:style style:name="ce12" style:family="table-cell">
      <style:table-cell-properties fo:background-color="#ffffff" style:cell-protect="protected" style:vertical-align="middle"/>
      <style:text-properties fo:color="#000000" fo:font-family="Bitstream Vera Sans" fo:font-size="16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</table:table-row>
        <table:table-row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/>
          <table:table-cell table:style-name="ce10"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UM2XMY" table:style-name="ce9">
            <text:p>SUM2XMY</text:p>
          </table:table-cell>
          <table:table-cell table:style-name="ce8" table:number-columns-repeated="2"/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>
          <table:table-cell office:value-type="string" office:string-value="DATE2UNIX">
            <text:p>DATE2UNIX</text:p>
          </table:table-cell>
          <table:table-cell office:value-type="string" office:string-value="Huge" table:style-name="ce8">
            <text:p>Huge</text:p>
          </table:table-cell>
          <table:table-cell office:value-type="string" office:string-value="Sascha" table:style-name="ce8">
            <text:p>Sascha</text:p>
          </table:table-cell>
          <table:table-cell table:style-name="ce8" table:number-columns-repeated="3"/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8">
            <text:p>Medium</text:p>
          </table:table-cell>
          <table:table-cell table:style-name="ce8"/>
          <table:table-cell office:value-type="string" office:string-value="Sascha" table:style-name="ce8">
            <text:p>Sascha</text:p>
          </table:table-cell>
          <table:table-cell table:style-name="ce8" table:number-columns-repeated="2"/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8" table:number-columns-repeated="5"/>
        </table:table-row>
        <table:table-row>
          <table:table-cell office:value-type="string" office:string-value="UNIX2DATE">
            <text:p>UNIX2DATE</text:p>
          </table:table-cell>
          <table:table-cell office:value-type="string" office:string-value="Huge" table:style-name="ce8">
            <text:p>Huge</text:p>
          </table:table-cell>
          <table:table-cell office:value-type="string" office:string-value="Sascha" table:style-name="ce8">
            <text:p>Sascha</text:p>
          </table:table-cell>
          <table:table-cell table:style-name="ce8" table:number-columns-repeated="3"/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11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8">
            <text:p>Medium</text:p>
          </table:table-cell>
          <table:table-cell table:style-name="ce8"/>
          <table:table-cell office:value-type="string" office:string-value="Sascha" table:style-name="ce8">
            <text:p>Sascha</text:p>
          </table:table-cell>
          <table:table-cell table:style-name="ce8" table:number-columns-repeated="2"/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RR" table:style-name="ce6">
            <text:p>IR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RR" table:style-name="ce6">
            <text:p>MIR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PV" table:style-name="ce6">
            <text:p>NP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ICE" table:style-name="ce6">
            <text:p>PRI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TE" table:style-name="ce6">
            <text:p>R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DB" table:style-name="ce6">
            <text:p>VD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XIRR" table:style-name="ce6">
            <text:p>XIR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XNPV" table:style-name="ce6">
            <text:p>XNP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YIELD" table:style-name="ce6">
            <text:p>YIEL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ELL" table:style-name="ce6">
            <text:p>CEL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A" table:style-name="ce6">
            <text:p>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TCH" table:style-name="ce6">
            <text:p>MATC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T" table:style-name="ce6">
            <text:p>ACO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V" table:style-name="ce6">
            <text:p>F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KURT" table:style-name="ce6">
            <text:p>KU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B" table:style-name="ce6">
            <text:p>PRO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SQ" table:style-name="ce6">
            <text:p>RS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END" table:style-name="ce6">
            <text:p>TRE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8" table:number-columns-repeated="5"/>
        </table:table-row>
      </table:table>
      <table:table table:name="Contributers" table:style-name="ta1">
        <table:table-column/>
        <table:table-column table:style-name="co7"/>
        <table:table-column/>
        <table:table-row table:style-name="ro1">
          <table:table-cell office:value-type="string" office:string-value="Contributers" table:style-name="ce1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">
            <text:p>Stefan</text:p>
          </table:table-cell>
          <table:table-cell office:value-type="string" office:string-value="stefan.nikolaus@kdemail.net" table:style-name="ce1">
            <text:p>stefan.nikolaus@kdemail.net</text:p>
          </table:table-cell>
          <table:table-cell/>
        </table:table-row>
        <table:table-row>
          <table:table-cell office:value-type="string" office:string-value="Sascha" table:style-name="ce1">
            <text:p>Sascha</text:p>
          </table:table-cell>
          <table:table-cell office:value-type="string" office:string-value="mrpeacock@gmail.com" table:style-name="ce1">
            <text:p>mrpeacock@gmail.co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Default" style:family="table-cell"/>
    <style:style style:name="custom-style2" style:display-name="green" style:family="table-cell">
      <style:table-cell-properties fo:background-color="#00c0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6</meta:editing-cycles>
    <meta:creation-date>2006-12-19T11:28:35</meta:creation-date>
    <dc:date>2006-12-28T10:55:35</dc:date>
    <dc:creator>Stefan Nikolaus</dc:creator>
  </office:meta>
</office:document-meta>
</file>